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503cm" style:rel-column-width="3120*"/>
    </style:style>
    <style:style style:name="Table1.B" style:family="table-column">
      <style:table-column-properties style:column-width="13.497cm" style:rel-column-width="765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cm" svg:height="0.85cm" draw:z-index="0"><draw:image xlink:href="../images/0030.png" xlink:type="simple" xlink:show="embed" xlink:actuate="onLoad"/></draw:frame></text:p>
          </table:table-cell>
          <table:table-cell table:style-name="Table1.B1" office:value-type="string">
            <text:h text:style-name="P4" text:outline-level="1">Колебательное звено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7">C</text:span><text:span text:style-name="T1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5.211cm" svg:height="1.769cm" draw:z-index="1"><draw:image xlink:href="../images/003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4">Блок </text:span><text:span text:style-name="T5">векторизован</text:span><text:span text:style-name="T6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3"><draw:frame draw:style-name="fr3" draw:name="Объект1" text:anchor-type="as-char" svg:width="9.437cm" svg:height="1.379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<text:span text:style-name="T6">где</text:span><text:span text:style-name="T6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8"> i-</text:span><text:span text:style-name="T3">ый элемент входного сигнала в блок,</text:span><text:span text:style-name="T3"><draw:frame draw:style-name="fr3" draw:name="Объект3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– элемент вектора постоянных времени,</text:span><text:span text:style-name="T3"><draw:frame draw:style-name="fr3" draw:name="Объект7" text:anchor-type="as-char" svg:width="0.566cm" svg:height="0.543cm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– элемент вектора коэффициентов демпфирования,</text:span><text:span text:style-name="T6"><draw:frame draw:style-name="fr3" draw:name="Объект11" text:anchor-type="as-char" svg:width="0.58cm" svg:height="0.621cm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">– элемент вектора коэффициентов усиления,</text:span><text:span text:style-name="T6"><draw:frame draw:style-name="fr3" draw:name="Объект12" text:anchor-type="as-char" svg:width="1.182cm" svg:height="0.621cm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">– элемент выходного сигнала из блока.</text:span></text:p>
            <text:p text:style-name="P2">При нулевых начальных условиях динамика блока может быть представлена следующей передаточной функцией:</text:p>
            <text:p text:style-name="P3"><draw:frame draw:style-name="fr3" draw:name="Объект4" text:anchor-type="as-char" svg:width="6.017cm" svg:height="1.254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,</text:p>
            <text:p text:style-name="P2">поэтому пиктограмма данного блока имеет вид передаточной функции типового колебательного звена.</text:p>
            <text:p text:style-name="P2"><text:span text:style-name="T6">Обязательное условие: </text:span><text:span text:style-name="T6"><draw:frame draw:style-name="fr3" draw:name="Объект5" text:anchor-type="as-char" svg:width="1.219cm" svg:height="0.549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.</text:span></text:p>
            <text:p text:style-name="P2"><text:span text:style-name="T5">Свойства</text:span><text:span text:style-name="T6">:</text:span></text:p>
            <text:list xml:id="list2102818522703489553" text:style-name="L1">
              <text:list-item>
                <text:p text:style-name="P7">Коэффициенты усиления – <text:span text:style-name="T1">вектор </text:span>коэффициентов<draw:frame draw:style-name="fr3" draw:name="Объект8" text:anchor-type="as-char" svg:width="0.58cm" svg:height="0.621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<draw:frame draw:style-name="fr3" draw:name="Объект9" text:anchor-type="as-char" svg:width="0.64cm" svg:height="0.621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в секундах.</text:p>
              </text:list-item>
              <text:list-item>
                <text:p text:style-name="P7">Коэффициент демпфирования – вектор коэффициентов<draw:frame draw:style-name="fr3" draw:name="Объект13" text:anchor-type="as-char" svg:width="0.566cm" svg:height="0.543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выходной величины блока.</text:p>
              </text:list-item>
              <text:list-item>
                <text:p text:style-name="P7">Начальные условия по производной – <text:span text:style-name="T1">вектор </text:span>начальных условий для производной выходной величины<draw:frame draw:style-name="fr3" draw:name="Объект6" text:anchor-type="as-char" svg:width="1.468cm" svg:height="0.621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блока.</text:p>
              </text:list-item>
            </text:list>
            <text:p text:style-name="P2"><text:span text:style-name="T2">Примечание:</text:span><text:span text:style-name="T3"> по умолчанию параметры блока заданы для </text:span><text:span text:style-name="T2">скалярного</text:span><text:span text:style-name="T3">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лебательное звено</dc:title>
    <dc:date>2014-12-08T22:52:52.59</dc:date>
    <meta:generator>OpenOffice/4.1.1$Win32 OpenOffice.org_project/411m6$Build-9775</meta:generator>
    <meta:editing-duration>PT2H12M32S</meta:editing-duration>
    <meta:editing-cycles>60</meta:editing-cycles>
    <meta:document-statistic meta:table-count="1" meta:image-count="2" meta:object-count="13" meta:page-count="1" meta:paragraph-count="20" meta:word-count="146" meta:character-count="1099"/>
  </office:meta>
</office:document-meta>
</file>

<file path=Object 1/content.xml><?xml version="1.0" encoding="utf-8"?>
<math xmlns="http://www.w3.org/1998/Math/MathML">
  <semantics>
    <mrow>
      <mrow>
        <mrow>
          <mrow>
            <msubsup>
              <mi>T</mi>
              <mi>i</mi>
              <mn>2</mn>
            </msubsup>
            <mo stretchy="false">⋅</mo>
            <mrow>
              <mfrac>
                <mrow>
                  <msup>
                    <mi>d</mi>
                    <mn>2</mn>
                  </msup>
                  <msub>
                    <mi>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sup>
                    <mi mathvariant="italic">dt</mi>
                    <mn>2</mn>
                  </msup>
                </mrow>
              </mfrac>
            </mrow>
          </mrow>
          <mo stretchy="false">+</mo>
          <mrow>
            <mrow>
              <mrow>
                <mn>2</mn>
                <mo stretchy="false">⋅</mo>
                <msub>
                  <mo stretchy="false">β</mo>
                  <mi>i</mi>
                </msub>
              </mrow>
              <mo stretchy="false">⋅</mo>
              <msub>
                <mi>T</mi>
                <mi>i</mi>
              </msub>
            </mrow>
            <mo stretchy="false">⋅</mo>
            <mrow>
              <mfrac>
                <mrow>
                  <msub>
                    <mi mathvariant="italic">d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i mathvariant="italic">dt</mi>
                </mrow>
              </mfrac>
            </mrow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^2 cdot {{d^2 y_i(t)} over {dt^2}}+2 cdot %beta_i cdot T_i cdot {{dy_i(t)} over {dt}} + y_i(t) ~=~ k_i cdot x_i(t)</annotation>
  </semantics>
</math>
</file>

<file path=Object 10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1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row>
              <mrow>
                <msup>
                  <mi>T</mi>
                  <mn>2</mn>
                </msup>
                <mo stretchy="false">⋅</mo>
                <msup>
                  <mi>s</mi>
                  <mn>2</mn>
                </msup>
              </mrow>
              <mo stretchy="false">+</mo>
              <mrow>
                <mrow>
                  <mrow>
                    <mn>2</mn>
                    <mo stretchy="false">⋅</mo>
                    <mi>T</mi>
                  </mrow>
                  <mo stretchy="false">⋅</mo>
                  <mo stretchy="false">β</mo>
                </mrow>
                <mo stretchy="false">⋅</mo>
                <mi>s</mi>
              </mrow>
            </mrow>
            <mo stretchy="false">+</mo>
            <mn>1</mn>
          </mrow>
        </mrow>
      </mfrac>
    </mrow>
    <annotation encoding="StarMath 5.0">W(s) ~=~ {k} over {T^2 cdot s^2 + 2 cdot T cdot %beta cdot s + 1}</annotation>
  </semantics>
</math>
</file>

<file path=Object 5/content.xml><?xml version="1.0" encoding="utf-8"?>
<math xmlns="http://www.w3.org/1998/Math/MathML">
  <semantics>
    <mrow>
      <mrow>
        <mi>T</mi>
        <mo stretchy="false">≠</mo>
        <mn>0</mn>
      </mrow>
    </mrow>
    <annotation encoding="StarMath 5.0">T &lt;&gt; 0</annotation>
  </semantics>
</math>
</file>

<file path=Object 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9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